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79cm" fo:min-width="10.584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66cm" fo:min-width="4.899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5cm" fo:min-width="4.97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2cm" fo:min-width="7.116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947cm" fo:min-width="3.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3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2cm" fo:min-width="1.931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ed4c05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84cm" svg:height="6.829cm" svg:x="3.145cm" svg:y="12.7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399cm" svg:height="1.716cm" svg:x="4.289cm" svg:y="13.812cm">
          <text:p text:style-name="P1">Handle Ev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471cm" svg:height="1.645cm" svg:x="4.432cm" svg:y="16.744cm">
          <text:p text:style-name="P1">CANUsb4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538cm" svg:height="1.673cm" svg:x="10.491cm" svg:y="13.991cm">
          <draw:text-box>
            <text:p><text:span text:style-name="T1">App</text:span><text:line-break/>vlcbapp.py</text:p>
          </draw:text-box>
        </draw:frame>
        <draw:custom-shape draw:style-name="gr5" draw:text-style-name="P1" draw:layer="layout" svg:width="7.616cm" svg:height="4.97cm" svg:x="4.376cm" svg:y="3.2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76cm" svg:height="1.197cm" svg:x="5.26cm" svg:y="6.117cm">
          <text:p text:style-name="P1">Nod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5.672cm" svg:height="1.673cm" svg:x="6.671cm" svg:y="3.813cm">
          <draw:text-box>
            <text:p><text:span text:style-name="T1">Automate</text:span></text:p>
            <text:p>vlcbautomate.py</text:p>
          </draw:text-box>
        </draw:frame>
        <draw:custom-shape draw:style-name="gr5" draw:text-style-name="P1" draw:layer="layout" svg:width="7.616cm" svg:height="4.97cm" svg:x="17.888cm" svg:y="3.2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76cm" svg:height="1.197cm" svg:x="18.772cm" svg:y="6.117cm">
          <text:p text:style-name="P1">Nod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3" draw:layer="layout" svg:width="5.149cm" svg:height="1.673cm" svg:x="20.355cm" svg:y="3.813cm">
          <draw:text-box>
            <text:p><text:span text:style-name="T1">GUI</text:span><text:line-break/>mainwindow.py</text:p>
          </draw:text-box>
        </draw:frame>
        <draw:line draw:style-name="gr9" draw:text-style-name="P4" draw:layer="layout" svg:x1="8.348cm" svg:y1="9.522cm" svg:x2="8.348cm" svg:y2="11.631cm">
          <text:p/>
        </draw:line>
        <draw:line draw:style-name="gr9" draw:text-style-name="P4" draw:layer="layout" svg:x1="9.148cm" svg:y1="11.61cm" svg:x2="9.148cm" svg:y2="9.501cm">
          <text:p/>
        </draw:line>
        <draw:line draw:style-name="gr10" draw:text-style-name="P4" draw:layer="layout" svg:x1="6.048cm" svg:y1="9.522cm" svg:x2="6.048cm" svg:y2="11.631cm">
          <text:p/>
        </draw:line>
        <draw:line draw:style-name="gr10" draw:text-style-name="P4" draw:layer="layout" svg:x1="6.848cm" svg:y1="11.61cm" svg:x2="6.848cm" svg:y2="9.501cm">
          <text:p/>
        </draw:line>
        <draw:line draw:style-name="gr10" draw:text-style-name="P4" draw:layer="layout" svg:x1="13.79cm" svg:y1="4.931cm" svg:x2="15.899cm" svg:y2="4.931cm">
          <text:p/>
        </draw:line>
        <draw:line draw:style-name="gr10" draw:text-style-name="P4" draw:layer="layout" svg:x1="15.878cm" svg:y1="4.131cm" svg:x2="13.769cm" svg:y2="4.131cm">
          <text:p/>
        </draw:line>
        <draw:line draw:style-name="gr9" draw:text-style-name="P4" draw:layer="layout" svg:x1="13.79cm" svg:y1="7.231cm" svg:x2="15.899cm" svg:y2="7.231cm">
          <text:p/>
        </draw:line>
        <draw:line draw:style-name="gr9" draw:text-style-name="P4" draw:layer="layout" svg:x1="15.878cm" svg:y1="6.431cm" svg:x2="13.769cm" svg:y2="6.431cm">
          <text:p/>
        </draw:line>
        <draw:frame draw:style-name="gr4" draw:text-style-name="P5" draw:layer="layout" svg:width="2.677cm" svg:height="1.916cm" svg:x="2.524cm" svg:y="9.444cm">
          <draw:text-box>
            <text:p><text:span text:style-name="T2">Control</text:span></text:p>
            <text:p><text:span text:style-name="T2">(connect</text:span></text:p>
            <text:p><text:span text:style-name="T2">/ quit etc.)</text:span></text:p>
          </draw:text-box>
        </draw:frame>
        <draw:frame draw:style-name="gr4" draw:text-style-name="P5" draw:layer="layout" svg:width="2.759cm" svg:height="1.361cm" svg:x="10.137cm" svg:y="9.444cm">
          <draw:text-box>
            <text:p><text:span text:style-name="T2">CBUS</text:span></text:p>
            <text:p><text:span text:style-name="T2">messages</text:span></text:p>
          </draw:text-box>
        </draw:frame>
        <draw:frame draw:style-name="gr4" draw:text-style-name="P5" draw:layer="layout" svg:width="2.759cm" svg:height="1.361cm" svg:x="13.313cm" svg:y="8.712cm">
          <draw:text-box>
            <text:p><text:span text:style-name="T2">CBUS</text:span></text:p>
            <text:p><text:span text:style-name="T2">messages</text:span></text:p>
          </draw:text-box>
        </draw:frame>
        <draw:frame draw:style-name="gr4" draw:text-style-name="P5" draw:layer="layout" svg:width="2.677cm" svg:height="1.916cm" svg:x="13.76cm" svg:y="1.507cm">
          <draw:text-box>
            <text:p><text:span text:style-name="T2">Control</text:span></text:p>
            <text:p><text:span text:style-name="T2">(connect</text:span></text:p>
            <text:p><text:span text:style-name="T2">/ quit etc.)</text:span></text:p>
          </draw:text-box>
        </draw:frame>
        <draw:frame draw:style-name="gr4" draw:text-style-name="P7" draw:layer="layout" svg:width="2.611cm" svg:height="1.039cm" svg:x="7.378cm" svg:y="11.523cm">
          <draw:text-box>
            <text:p text:style-name="P6">requests</text:p>
            <text:p text:style-name="P6"><text:s text:c="5"/>responses</text:p>
          </draw:text-box>
        </draw:frame>
        <draw:frame draw:style-name="gr4" draw:text-style-name="P7" draw:layer="layout" svg:width="2.904cm" svg:height="1.433cm" svg:x="13.466cm" svg:y="5.8cm">
          <draw:text-box>
            <text:p text:style-name="P6"><text:s text:c="4"/>gui_requests</text:p>
            <text:p text:style-name="P6"/>
            <text:p text:style-name="P6">gui_responses</text:p>
          </draw:text-box>
        </draw:frame>
        <draw:frame draw:style-name="gr4" draw:text-style-name="P7" draw:layer="layout" svg:width="2.806cm" svg:height="1.039cm" svg:x="4.767cm" svg:y="11.524cm">
          <draw:text-box>
            <text:p text:style-name="P6">commands</text:p>
            <text:p text:style-name="P6"><text:s text:c="14"/>status</text:p>
          </draw:text-box>
        </draw:frame>
        <draw:frame draw:style-name="gr4" draw:text-style-name="P7" draw:layer="layout" svg:width="2.885cm" svg:height="1.433cm" svg:x="13.852cm" svg:y="3.564cm">
          <draw:text-box>
            <text:p text:style-name="P6">gui_commands</text:p>
            <text:p text:style-name="P6"/>
            <text:p text:style-name="P6">gui_status</text:p>
          </draw:text-box>
        </draw:frame>
        <draw:frame draw:style-name="gr4" draw:text-style-name="P8" draw:layer="layout" svg:width="8.376cm" svg:height="4.517cm" svg:x="17.366cm" svg:y="13.734cm">
          <draw:text-box>
            <text:p><text:span text:style-name="T3">This shows the communication</text:span></text:p>
            <text:p><text:span text:style-name="T3">flow between the different components.</text:span></text:p>
            <text:p><text:span text:style-name="T3"/></text:p>
            <text:p><text:span text:style-name="T3">The GUI communicates with Automate</text:span></text:p>
            <text:p><text:span text:style-name="T3">which communicates with the App.</text:span></text:p>
            <text:p><text:span text:style-name="T3"/></text:p>
            <text:p><text:span text:style-name="T3">The automate ensures that all messages</text:span></text:p>
            <text:p><text:span text:style-name="T3">are shared with GUI (e.g it’s own requests</text:span></text:p>
            <text:p><text:span text:style-name="T3">are added to the responses to the GUI)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9:37:29.564804804</meta:creation-date>
    <dc:date>2025-04-04T19:52:59.266673407</dc:date>
    <meta:editing-duration>PT15M30S</meta:editing-duration>
    <meta:editing-cycles>2</meta:editing-cycles>
    <meta:generator>LibreOffice/24.8.5.2$Linux_X86_64 LibreOffice_project/480$Build-2</meta:generator>
    <meta:document-statistic meta:object-count="27"/>
  </office:meta>
</office:document-meta>
</file>